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justify" style:justify-single-word="false"/>
      <style:text-properties style:font-name="Arial" fo:font-style="normal" style:text-underline-style="none" style:font-style-asian="normal" style:font-style-complex="norm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  <style:text-properties style:font-name="Arial" style:text-underline-style="none"/>
    </style:style>
    <style:style style:name="P6" style:family="paragraph" style:parent-style-name="Standard">
      <style:paragraph-properties fo:margin-top="0in" fo:margin-bottom="0in" fo:line-height="100%"/>
      <style:text-properties style:font-name="Arial" fo:font-style="normal" style:text-underline-style="none" style:font-style-asian="normal" style:font-style-complex="normal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style:font-name="Arial"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Iniciação Científica</text:p>
      <text:p text:style-name="P4"/>
      <text:p text:style-name="P3">Pedro Araujo Pires</text:p>
      <text:p text:style-name="P6"/>
      <text:p text:style-name="P1"><text:tab/>Uma linha de produtos de software (SPL, em inglês) é uma forma de se criar uma<text:line-break/>família de produtos de software, baseando-se em <text:span text:style-name="T1">features</text:span> que podem ou não estar<text:line-break/>presentes no programa final. A estratégia tradicional para implementação de SPLs, usando diretivas de pré-processamento, reconhecidamente deixa o código difícil de ser lido.<text:line-break/><text:tab/>O objetivo do trabalho foi estender uma ferramenta (CIDE+) para gerenciamento de SPLs, através da implementação de novas funcionalidades. O CIDE+ é construído como um plugin para a IDE Eclipse. A primeira funcionalidade implementada foi a possibilidade de se<text:line-break/>marcar manualmente <text:span text:style-name="T1">features</text:span> no código, pois o algoritmo de coloração semi-automática não<text:line-break/>gera uma coloração completa, e o usuário precisa marcar trechos de código manualmente. A marcação manual de <text:span text:style-name="T1">features</text:span> funciona da seguinte forma: primeiro o usuário seleciona um fragmento de código. Ao clicar com o botão direito do mouse sobre a área do editor, é aberto um menu onde existe a opção de o usuário escolher a qual <text:span text:style-name="T1">feature</text:span> aquele trecho de código pertence. Quando o usuário escolhe uma feature, o trecho de código selecionado é marcado como pertencente àquela feature. </text:p>
      <text:p text:style-name="P1"><text:tab/>Outra funcionalidade implementada foi o modo de coloração “light”, o qual possui duas partes: a visualização das features nas barras laterais do Eclipse e a possibilidade de se esconder as cores no editor. A visualização nas barras laterais é importante pois torna mais fácil a navegação no código. Por outro lado, a possibilidade de se esconder as cores torna a visualização mais amigável, pois se muitas features estiverem presentes na tela o código fica muito color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7-02T21:03:49</meta:creation-date>
    <dc:date>2012-09-20T16:36:21</dc:date>
    <dc:creator>Pedro Pires</dc:creator>
    <meta:editing-duration>PT05H10M08S</meta:editing-duration>
    <meta:editing-cycles>25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266" meta:character-count="1685"/>
  </office:meta>
</office:document-meta>
</file>